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102" officeooo:paragraph-rsid="00195102"/>
    </style:style>
    <style:style style:name="P2" style:family="paragraph" style:parent-style-name="Standard">
      <style:text-properties officeooo:rsid="00195102" officeooo:paragraph-rsid="001d13e0"/>
    </style:style>
    <style:style style:name="P3" style:family="paragraph" style:parent-style-name="Standard">
      <style:text-properties fo:font-weight="bold" officeooo:rsid="00195102" officeooo:paragraph-rsid="00195102" style:font-weight-asian="bold" style:font-weight-complex="bold"/>
    </style:style>
    <style:style style:name="P4" style:family="paragraph" style:parent-style-name="Standard">
      <style:text-properties fo:font-weight="bold" officeooo:rsid="001edea2" officeooo:paragraph-rsid="001edea2" style:font-weight-asian="bold" style:font-weight-complex="bold"/>
    </style:style>
    <style:style style:name="P5" style:family="paragraph" style:parent-style-name="Standard">
      <style:text-properties officeooo:rsid="001edea2" officeooo:paragraph-rsid="001edea2"/>
    </style:style>
    <style:style style:name="P6" style:family="paragraph" style:parent-style-name="Standard">
      <style:text-properties officeooo:rsid="001edea2" officeooo:paragraph-rsid="001faf22"/>
    </style:style>
    <style:style style:name="P7" style:family="paragraph" style:parent-style-name="Standard">
      <style:text-properties officeooo:rsid="001edea2" officeooo:paragraph-rsid="00204d67"/>
    </style:style>
    <style:style style:name="T1" style:family="text">
      <style:text-properties officeooo:rsid="00195102"/>
    </style:style>
    <style:style style:name="T2" style:family="text">
      <style:text-properties officeooo:rsid="00195d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GSM MNIST:</text:p>
      <text:p text:style-name="P1">Average Confidence: 0.9150228827288657</text:p>
      <text:p text:style-name="P1">Average L2: 2.8000000835524355</text:p>
      <text:p text:style-name="P1">Average L-inf: 0.1000000517579394</text:p>
      <text:p text:style-name="P1">Average number of pixels modified: 784.0</text:p>
      <text:p text:style-name="P1">Percentage of pixels modified(average): 100.0 <text:s/>%</text:p>
      <text:p text:style-name="P1">Attack was successful was on: 495 Images.</text:p>
      <text:p text:style-name="P1">Average time taken: <text:s/>0.06943530554723258 seconds.</text:p>
      <text:p text:style-name="P1">[30, 30, 30, 30, 30, 30, 30, 30, 30, 30]</text:p>
      <text:p text:style-name="P1">[12, 9, 35, 48, 21, 37, 24, 21, 49, 44]</text:p>
      <text:p text:style-name="P1">FID for 495 images is: 1.729469</text:p>
      <text:p text:style-name="P2">Pielou Meaure is: <text:s/>(0.9501426275830469-0j)</text:p>
      <text:p text:style-name="P1"/>
      <text:p text:style-name="P1"/>
      <text:p text:style-name="P3">Black Box MNIST:</text:p>
      <text:p text:style-name="P1">Average Confidence: 0.9753079313228573</text:p>
      <text:p text:style-name="P1">Average L2: 6.5882352941176</text:p>
      <text:p text:style-name="P1">Average L-inf: 0.23529411764705807</text:p>
      <text:p text:style-name="P1">Average number of pixels modified: 784.0</text:p>
      <text:p text:style-name="P1">Percentage of pixels modified(average): 100.0 <text:s/>%</text:p>
      <text:p text:style-name="P1">Attack was successful was on: 442 Images.</text:p>
      <text:p text:style-name="P1">Average time taken: <text:s/>0.06532022909880764 seconds.</text:p>
      <text:p text:style-name="P1">[30, 30, 1, 30, 30, 30, 30, 30, 30, 30]</text:p>
      <text:p text:style-name="P1">[0, 27, 244, 0, 0, 0, 0, 0, 0, 0]</text:p>
      <text:p text:style-name="P1">FID for 442 images is: 1.985587</text:p>
      <text:p text:style-name="P1">Pielou Meaure is: <text:s/>(0.14082929360893473-0j)</text:p>
      <text:p text:style-name="P1"/>
      <text:p text:style-name="P4">FGSM CIFAR-10:</text:p>
      <text:p text:style-name="P5">Average Confidence: 0.9275856085419655</text:p>
      <text:p text:style-name="P5">Average L2: 5.5425629820895725</text:p>
      <text:p text:style-name="P5">Average L-inf: 0.1000000535174924</text:p>
      <text:p text:style-name="P5">Average number of pixels modified: 3072.0</text:p>
      <text:p text:style-name="P5">Percentage of pixels modified(average): 100.0 <text:s/>%</text:p>
      <text:p text:style-name="P5">Attack was successful was on: 500 Images.</text:p>
      <text:p text:style-name="P5">Average time taken: <text:s/>0.07965863704681396 seconds.</text:p>
      <text:p text:style-name="P5">[30, 30, 30, 30, 30, 30, 30, 30, 30, 30]</text:p>
      <text:p text:style-name="P5">[63, 31, 57, 6, 15, 18, 31, 31, 12, 36]</text:p>
      <text:p text:style-name="P5">FID for 500 images is: 0.071195</text:p>
      <text:p text:style-name="P6"><text:span text:style-name="T1">Pielou Meaure is: <text:s/></text:span>(0.9237139034673774-0j)</text:p>
      <text:p text:style-name="P5"/>
      <text:p text:style-name="P4">Black Box CIFAR-10:</text:p>
      <text:p text:style-name="P5">Average Confidence: 0.6962487644019715</text:p>
      <text:p text:style-name="P5">Average L2: 13.041323727577396</text:p>
      <text:p text:style-name="P5">Average L-inf: 0.2352941176470581</text:p>
      <text:p text:style-name="P5">Average number of pixels modified: 3072.0</text:p>
      <text:p text:style-name="P5">Percentage of pixels modified(average): 100.0 <text:s/>%</text:p>
      <text:p text:style-name="P5">Attack was successful was on: 381 Images.</text:p>
      <text:p text:style-name="P5">Average time taken: <text:s/>0.08187802194610355 seconds.</text:p>
      <text:p text:style-name="P5">[30, 13, 30, 30, 30, 30, 23, 30, 30, 30]</text:p>
      <text:p text:style-name="P5"><text:soft-page-break/>[29, 81, 13, 7, 0, 0, 79, 5, 1, 61]</text:p>
      <text:p text:style-name="P5">FID for 381 images is: 0.442417</text:p>
      <text:p text:style-name="P7"><text:span text:style-name="T1">Pielou Meaure is: <text:s/></text:span>(0.7028428193927148-0j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6T14:36:22.892407291</meta:creation-date>
    <dc:date>2022-06-26T15:15:16.881101773</dc:date>
    <meta:editing-duration>PT38M5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262" meta:character-count="1774" meta:non-whitespace-character-count="1548"/>
  </office:meta>
</office:document-meta>
</file>